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519cm"/>
    </style:style>
    <style:style style:name="Tabla1.B" style:family="table-column">
      <style:table-column-properties style:column-width="6.459cm"/>
    </style:style>
    <style:style style:name="Tabla1.C" style:family="table-column">
      <style:table-column-properties style:column-width="8.022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2" style:family="paragraph" style:parent-style-name="Heading_20_4">
      <style:paragraph-properties fo:margin-left="0cm" fo:margin-right="0cm" fo:margin-top="0cm" fo:margin-bottom="0.212cm" style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Quotations">
      <style:paragraph-properties fo:margin-left="1cm" fo:margin-right="1cm" fo:margin-top="0cm" fo:margin-bottom="0.499cm" style:contextual-spacing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" style:family="paragraph" style:parent-style-name="Text_20_body" style:list-style-name="L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" style:family="paragraph" style:parent-style-name="Text_20_body" style:list-style-name="L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" style:family="paragraph" style:parent-style-name="Text_20_body" style:list-style-name="L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" style:family="paragraph" style:parent-style-name="Text_20_body" style:list-style-name="L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7" style:family="paragraph" style:parent-style-name="Text_20_body" style:list-style-name="L1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8" style:family="paragraph" style:parent-style-name="Text_20_body" style:list-style-name="L1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9" style:family="paragraph" style:parent-style-name="Text_20_body" style:list-style-name="L1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" style:family="paragraph" style:parent-style-name="Text_20_body" style:list-style-name="L1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" style:family="paragraph" style:parent-style-name="Text_20_body" style:list-style-name="L1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2" style:family="paragraph" style:parent-style-name="Text_20_body" style:list-style-name="L1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3" style:family="paragraph" style:parent-style-name="Text_20_body" style:list-style-name="L16">
      <style:paragraph-properties fo:margin-left="0cm" fo:margin-right="0cm" fo:margin-top="0cm" fo:margin-bottom="0.247cm" style:contextual-spacing="false" fo:text-indent="0cm" style:auto-text-indent="false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aso 1: Preparación de Materiales</text:h>
      <text:p text:style-name="P7">En Tinkercad, busca y arrastra:</text:p>
      <text:list text:style-name="L10">
        <text:list-item>
          <text:p text:style-name="P17">Placa de pruebas pequeña.</text:p>
        </text:list-item>
        <text:list-item>
          <text:p text:style-name="P17">Pila de 9V.</text:p>
        </text:list-item>
        <text:list-item>
          <text:p text:style-name="P17">Pulsador (Pushbutton).</text:p>
        </text:list-item>
        <text:list-item>
          <text:p text:style-name="P17">Inductor (Bobina).</text:p>
          <text:list>
            <text:list-item>
              <text:p text:style-name="P17">IMPORTANTE: Haz clic en él y cambia su valor a 1 H (Henrio).</text:p>
            </text:list-item>
            <text:list-item>
              <text:p text:style-name="P17">Nota: Los inductores reales de 1H son enormes, pero en el simulador necesitamos este valor alto para que el ojo humano pueda ver el efecto.</text:p>
            </text:list-item>
          </text:list>
        </text:list-item>
        <text:list-item>
          <text:p text:style-name="P17">LED (Cualquier color, preferiblemente rojo o amarillo para ver mejor el destello).</text:p>
        </text:list-item>
        <text:list-item>
          <text:p text:style-name="P17">Resistencia.</text:p>
          <text:list>
            <text:list-item>
              <text:p text:style-name="P17">Valor: 150 $\Omega$. (Esta limita la corriente para que la simulación no diga que la batería explotó).</text:p>
            </text:list-item>
          </text:list>
        </text:list-item>
        <text:list-item>
          <text:p text:style-name="P17">Multímetro.</text:p>
          <text:list>
            <text:list-item>
              <text:p text:style-name="P17">Modo: Voltaje (V).</text:p>
            </text:list-item>
          </text:list>
        </text:list-item>
      </text:list>
      <text:p text:style-name="Horizontal_20_Line"/>
      <text:h text:style-name="P1" text:outline-level="3">Paso 2: El Esquema de Conexiones (Paso a Paso)</text:h>
      <text:p text:style-name="P7">Vamos a crear un circuito donde la corriente fluya por la bobina y, al cortar la corriente de golpe, la bobina se vea obligada a descargar su energía a través del LED.</text:p>
      <text:h text:style-name="P2" text:outline-level="4">A. Energía</text:h>
      <text:list text:style-name="L11">
        <text:list-item>
          <text:p text:style-name="P18">Conecta el positivo Rojo (+) de la Pila a la línea roja de la protoboard.</text:p>
        </text:list-item>
        <text:list-item>
          <text:p text:style-name="P18">Conecta el negativo Negro (-) de la Pila a la línea azul/negra.</text:p>
        </text:list-item>
      </text:list>
      <text:h text:style-name="P2" text:outline-level="4">B. Circuito de Carga (Serie)</text:h>
      <text:list text:style-name="L12">
        <text:list-item>
          <text:p text:style-name="P19">Resistencia: Conecta una pata de la resistencia (150 $\Omega$) a la línea Positiva (+). Conecta la otra pata a una fila vacía (ej. fila 10).</text:p>
        </text:list-item>
        <text:list-item>
          <text:p text:style-name="P19">Inductor: Coloca el inductor en la placa. Conecta el Terminal 1 a la resistencia (fila 10).</text:p>
        </text:list-item>
        <text:list-item>
          <text:p text:style-name="P19">Pulsador:</text:p>
          <text:list>
            <text:list-item>
              <text:p text:style-name="P19">Conecta el Terminal 1a del pulsador al Terminal 2 del Inductor.</text:p>
            </text:list-item>
            <text:list-item>
              <text:p text:style-name="P19">Conecta el Terminal 2a del pulsador directamente a la línea Negativa (-).</text:p>
            </text:list-item>
          </text:list>
        </text:list-item>
      </text:list>
      <text:p text:style-name="P7">Hasta aquí, si pulsas el botón, la corriente fluye: Batería -&gt; Resistencia -&gt; Inductor -&gt; Tierra.</text:p>
      <text:h text:style-name="P2" text:outline-level="4">C. El LED (El circuito de descarga)</text:h>
      <text:p text:style-name="P7">Aquí está el truco. Vamos a conectar el LED en paralelo al Inductor, pero con una orientación específica.</text:p>
      <text:list text:style-name="L13">
        <text:list-item>
          <text:p text:style-name="P20"><text:soft-page-break/>Ánodo del LED (Pata larga): Conéctalo al punto de unión entre el Inductor y el Pulsador (antes del botón).</text:p>
        </text:list-item>
        <text:list-item>
          <text:p text:style-name="P20">Cátodo del LED (Pata corta): Conéctalo al punto de unión entre la Resistencia y el Inductor (antes del inductor).</text:p>
        </text:list-item>
      </text:list>
      <text:p text:style-name="P4">¿Por qué así? Estamos creando un bucle cerrado entre el Inductor y el LED.</text:p>
      <text:h text:style-name="P2" text:outline-level="4">D. El Polímetro (Visualizando el pico)</text:h>
      <text:list text:style-name="L14">
        <text:list-item>
          <text:p text:style-name="P21">Cable Rojo: Al Ánodo del LED.</text:p>
        </text:list-item>
        <text:list-item>
          <text:p text:style-name="P21">Cable Negro: Al Cátodo del LED.</text:p>
        </text:list-item>
      </text:list>
      <text:p text:style-name="Horizontal_20_Line"/>
      <text:h text:style-name="P1" text:outline-level="3">Paso 3: Explicación Lógica (La Física detrás)</text:h>
      <text:list text:style-name="L15">
        <text:list-item>
          <text:p text:style-name="P22">Botón Presionado: La corriente prefiere el camino fácil. Fluye a través del Inductor y baja por el pulsador hacia tierra. El LED está prácticamente apagado porque el inductor actúa casi como un cable (cortocircuito) y la electricidad lo ignora. El inductor está cargando su campo magnético.</text:p>
        </text:list-item>
        <text:list-item>
          <text:p text:style-name="P22">Botón Soltado: Se corta el camino a tierra. El campo magnético del inductor colapsa.</text:p>
        </text:list-item>
        <text:list-item>
          <text:p text:style-name="P22">La Ley de Lenz: El inductor "odia" que la corriente se detenga. Para intentar mantener el flujo, convierte su campo magnético en electricidad y la empuja con fuerza. Como el pulsador está abierto, la única salida es a través del LED.</text:p>
        </text:list-item>
      </text:list>
      <text:p text:style-name="Horizontal_20_Line"/>
      <text:h text:style-name="P1" text:outline-level="3">Paso 4: Simulación y Resultados</text:h>
      <text:p text:style-name="P7">Dale a "Iniciar simulación".</text:p>
      <text:list text:style-name="L16">
        <text:list-item>
          <text:p text:style-name="P23">Estado Inicial: Todo apagado.</text:p>
        </text:list-item>
        <text:list-item>
          <text:p text:style-name="P23">Presiona el Pulsador (Mantén presionado unos segundos):</text:p>
          <text:list>
            <text:list-item>
              <text:p text:style-name="P23">El LED estará apagado (o muy tenue).</text:p>
            </text:list-item>
            <text:list-item>
              <text:p text:style-name="P23">La corriente está fluyendo fuerte por la bobina, "llenando" el campo magnético.</text:p>
            </text:list-item>
          </text:list>
        </text:list-item>
        <text:list-item>
          <text:p text:style-name="P23">Suelta el Pulsador de golpe:</text:p>
          <text:list>
            <text:list-item>
              <text:p text:style-name="P23">¡Mira el LED! Verás un destello rápido (Flash).</text:p>
            </text:list-item>
            <text:list-item>
              <text:p text:style-name="P23">Mira el Polímetro: Verás un pico de voltaje momentáneo (puede ser negativo o positivo dependiendo de cómo interpreta el simulador el flujo reverso, pero verás el salto numérico).</text:p>
            </text:list-item>
          </text:list>
        </text:list-item>
      </text:list>
      <text:p text:style-name="P7">Ese destello es la energía que estaba almacenada en el inductor siendo liberada.</text:p>
      <text:p text:style-name="Horizontal_20_Line"/>
      <text:h text:style-name="P1" text:outline-level="3">Resumen de la Comparativa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6"><text:span text:style-name="Strong_20_Emphasis">Componente</text:span></text:p>
            </table:table-cell>
            <table:table-cell table:style-name="Tabla1.A1" office:value-type="string">
              <text:p text:style-name="P6"><text:span text:style-name="Strong_20_Emphasis">Acción al soltar el botón</text:span></text:p>
            </table:table-cell>
            <table:table-cell table:style-name="Tabla1.A1" office:value-type="string">
              <text:p text:style-name="P6"><text:span text:style-name="Strong_20_Emphasis">Comportamiento como acumulador</text:span></text:p>
            </table:table-cell>
          </table:table-row>
        </table:table-header-rows>
        <table:table-row>
          <table:table-cell table:style-name="Tabla1.A1" office:value-type="string">
            <text:p text:style-name="P5">Condensador</text:p>
          </table:table-cell>
          <table:table-cell table:style-name="Tabla1.A1" office:value-type="string">
            <text:p text:style-name="P5">Mantiene el LED encendido un rato <text:soft-page-break/>(Fade Out).</text:p>
          </table:table-cell>
          <table:table-cell table:style-name="Tabla1.A1" office:value-type="string">
            <text:p text:style-name="P5">Mantiene el Voltaje estable.</text:p>
          </table:table-cell>
        </table:table-row>
        <table:table-row>
          <table:table-cell table:style-name="Tabla1.A1" office:value-type="string">
            <text:p text:style-name="P5">Inductor</text:p>
          </table:table-cell>
          <table:table-cell table:style-name="Tabla1.A1" office:value-type="string">
            <text:p text:style-name="P5">Produce un destello de energía (Flash).</text:p>
          </table:table-cell>
          <table:table-cell table:style-name="Tabla1.A1" office:value-type="string">
            <text:p text:style-name="P5">Mantiene la Corriente estable (creando picos de tensión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22:31:29.866730641</meta:creation-date>
    <dc:date>2025-12-14T22:48:46.609411072</dc:date>
    <meta:editing-duration>PT17M17S</meta:editing-duration>
    <meta:editing-cycles>2</meta:editing-cycles>
    <meta:generator>LibreOffice/24.2.2.2$Linux_X86_64 LibreOffice_project/d56cc158d8a96260b836f100ef4b4ef25d6f1a01</meta:generator>
    <meta:print-date>2025-12-14T22:32:16.219991448</meta:print-date>
    <meta:printed-by>Archivos PDF</meta:printed-by>
    <meta:document-statistic meta:table-count="1" meta:image-count="0" meta:object-count="0" meta:page-count="3" meta:paragraph-count="57" meta:word-count="618" meta:character-count="3530" meta:non-whitespace-character-count="3001"/>
  </office:meta>
</office:document-meta>
</file>